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a32a" officeooo:paragraph-rsid="001ea32a"/>
    </style:style>
    <style:style style:name="P2" style:family="paragraph" style:parent-style-name="Standard">
      <style:text-properties officeooo:paragraph-rsid="001ea32a"/>
    </style:style>
    <style:style style:name="T1" style:family="text">
      <style:text-properties officeooo:rsid="001ea32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I initialize the necessary variables and arrays.<text:line-break/>Variables: username, filename, GRID_SIZE, and NUM_SHIPS</text:p>
      <text:p text:style-name="P1"/>
      <text:p text:style-name="P1">The following functions are defined:</text:p>
      <text:p text:style-name="P1">Clear() - Uses system to clear the console</text:p>
      <text:p text:style-name="P2"><text:span text:style-name="T1">initializeGrid() - </text:span>Initializes both player and CPU grids with '-'</text:p>
      <text:p text:style-name="P2"><text:span text:style-name="T1">printGrids() - </text:span>Prints the player and CPU grids to the console, <text:span text:style-name="T1">hides CPU ships from the player.</text:span></text:p>
      <text:p text:style-name="P2"><text:span text:style-name="T1">IsValidMove() - </text:span>Checks if a given move (x, y) is within the grid boundaries</text:p>
      <text:p text:style-name="P2"><text:span text:style-name="T1">isCellEmpty() - </text:span>Checks if a given cell is within the grid boundaries and contains '-' <text:span text:style-name="T1">(this indicates an empty cell)</text:span></text:p>
      <text:p text:style-name="P2"><text:span text:style-name="T1">canPlaceShip() - </text:span>Helper function <text:span text:style-name="T1">for placeShips()</text:span> to check if a ship can be placed on the grid without overlapping</text:p>
      <text:p text:style-name="P2">placeShips() - Places ships randomly on both player and CPU grids without touching or overlapping.</text:p>
      <text:p text:style-name="P2">hasRemainingShips() - Checks if any ships remain on the provided grid</text:p>
      <text:p text:style-name="P2">isGameOver() - Checks if either player has no ships remaining, i.e., the game is over</text:p>
      <text:p text:style-name="P2">playerMove() - Takes input from the player for their move, validates it, and updates the grid accordingly</text:p>
      <text:p text:style-name="P2">CPUMove() - Generates a random move for the CPU, validates it, and updates the player's grid accordingly</text:p>
      <text:p text:style-name="P2">createRecordFile() - Creates a record file with a header for username, wins, and losses</text:p>
      <text:p text:style-name="P2">updateRecord() - Updates the record file with the player's win/loss statistic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3T09:05:13.165000000</meta:creation-date>
    <dc:date>2023-08-03T09:23:54.844000000</dc:date>
    <meta:editing-duration>PT18M44S</meta:editing-duration>
    <meta:editing-cycles>1</meta:editing-cycles>
    <meta:document-statistic meta:table-count="0" meta:image-count="0" meta:object-count="0" meta:page-count="1" meta:paragraph-count="15" meta:word-count="207" meta:character-count="1279" meta:non-whitespace-character-count="1087"/>
    <meta:generator>LibreOffice/7.5.3.2$Windows_X86_64 LibreOffice_project/9f56dff12ba03b9acd7730a5a481eea045e468f3</meta:generator>
  </office:meta>
</office:document-meta>
</file>